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style:font-name="Monospace" fo:font-size="20pt" fo:font-weight="bold" officeooo:rsid="000eaecd" style:font-size-asian="20pt" style:font-weight-asian="bold" style:font-size-complex="20pt" style:font-weight-complex="bold"/>
    </style:style>
    <style:style style:name="P2" style:family="paragraph" style:parent-style-name="Preformatted_20_Text">
      <style:text-properties style:font-name="Monospace" fo:font-size="12pt" officeooo:rsid="0015ccb1" officeooo:paragraph-rsid="0015ccb1" style:font-size-asian="12pt" style:font-size-complex="12pt"/>
    </style:style>
    <style:style style:name="P3" style:family="paragraph" style:parent-style-name="Preformatted_20_Text">
      <style:text-properties style:font-name="Monospace" fo:font-size="12pt" officeooo:rsid="00100f3c" officeooo:paragraph-rsid="00100f3c" style:font-size-asian="12pt" style:font-size-complex="12pt"/>
    </style:style>
    <style:style style:name="P4" style:family="paragraph" style:parent-style-name="Preformatted_20_Text">
      <style:text-properties style:font-name="Monospace" fo:font-size="12pt" officeooo:paragraph-rsid="00100f3c" style:font-size-asian="12pt" style:font-size-complex="12pt"/>
    </style:style>
    <style:style style:name="P5" style:family="paragraph" style:parent-style-name="Preformatted_20_Text">
      <style:text-properties style:font-name="Monospace" fo:font-size="12pt" officeooo:rsid="0016a9a1" officeooo:paragraph-rsid="0016a9a1" style:font-size-asian="12pt" style:font-size-complex="12pt"/>
    </style:style>
    <style:style style:name="P6" style:family="paragraph" style:parent-style-name="Standard">
      <style:paragraph-properties fo:margin-left="2.501cm" fo:margin-right="0cm" fo:text-indent="0cm" style:auto-text-indent="false"/>
      <style:text-properties style:font-name="Monospace" fo:font-weight="bold" officeooo:paragraph-rsid="0015ccb1" style:font-weight-asian="bold" style:font-weight-complex="bold"/>
    </style:style>
    <style:style style:name="P7" style:family="paragraph" style:parent-style-name="Standard">
      <style:text-properties style:font-name="Monospace"/>
    </style:style>
    <style:style style:name="P8" style:family="paragraph" style:parent-style-name="Standard">
      <style:text-properties style:font-name="Monospace" officeooo:paragraph-rsid="0015ccb1"/>
    </style:style>
    <style:style style:name="P9" style:family="paragraph" style:parent-style-name="Standard">
      <style:text-properties style:font-name="Monospace" fo:font-weight="bold" style:font-weight-asian="bold" style:font-weight-complex="bold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style:font-name="Monospace" fo:font-weight="bold" officeooo:paragraph-rsid="0015ccb1" style:font-weight-asian="bold" style:font-weight-complex="bold"/>
    </style:style>
    <style:style style:name="T1" style:family="text">
      <style:text-properties fo:font-weight="bold" officeooo:rsid="0015ccb1" style:font-weight-asian="bold" style:font-weight-complex="bold"/>
    </style:style>
    <style:style style:name="T2" style:family="text">
      <style:text-properties officeooo:rsid="0015ccb1"/>
    </style:style>
    <style:style style:name="T3" style:family="text">
      <style:text-properties officeooo:rsid="0016ba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Trouble maker</text:span> </text:p>
      <text:p text:style-name="P2">Olly Murs fet. Flo Rida 2012</text:p>
      <text:p text:style-name="P5">Nr1 Hit in GB. <text:span text:style-name="T3">(cm)<text:tab/><text:tab/><text:tab/><text:tab/><text:tab/><text:tab/><text:tab/><text:tab/>106</text:span></text:p>
      <text:p text:style-name="P3"/>
      <text:p text:style-name="P4">You’re a troublemaker (You’re a troublemaker)</text:p>
      <text:p text:style-name="P4"/>
      <text:p text:style-name="P7">You ain't nothing but a troublemaker girl</text:p>
      <text:p text:style-name="P7"/>
      <text:p text:style-name="P8">You had me hooked again from the minute you sat down<text:line-break/>The way you bite your lip<text:span text:style-name="T2"> g</text:span>ot my head spinnin’ around<text:line-break/>After a drink or two I was putty in your hands</text:p>
      <text:p text:style-name="P8">I don’t know if I have the strength to stand</text:p>
      <text:p text:style-name="P8"/>
      <text:p text:style-name="P10">Oh oh oh, trouble troublemaker yeah<text:line-break/>That’s your middlename, oh oh oh<text:line-break/>I know you’re no good but you’re stuck in my brain<text:line-break/>And I wanna know, </text:p>
      <text:p text:style-name="P10"/>
      <text:p text:style-name="P6">why does it feel so good but hurt so bad<text:line-break/>Whoa, my mind keeps saying "Run as fast as you can"<text:line-break/>I say I’m done but then you pull me back<text:line-break/>Whoa, I swear you’re giving me a heart attack, troublemaker</text:p>
      <text:p text:style-name="P8"/>
      <text:p text:style-name="P7">It’s like you’re always there in the corners of my mind<text:line-break/>I see a silhouette every time I close my eyes<text:line-break/>There must be poison in those finger tips of yours<text:line-break/>'Cause I keep comin’ back again for more</text:p>
      <text:p text:style-name="P7"/>
      <text:p text:style-name="P7"><text:tab/><text:span text:style-name="T1">Prechorus</text:span></text:p>
      <text:p text:style-name="P9"/>
      <text:p text:style-name="P9"><text:tab/><text:tab/><text:span text:style-name="T2">Chours x2</text:span></text:p>
      <text:p text:style-name="P7"/>
      <text:p text:style-name="P7">Maybe I’m insane<text:line-break/>'Cause I keep doing the same damn thing<text:line-break/>Thinkin' one day we gonna change<text:line-break/>But you know just how to work that back<text:line-break/>And make me forget my name<text:line-break/>What the hell you do I won’t remember<text:line-break/>I’ll be gone until November<text:line-break/>And you’ll show up again next summer, yeah<text:line-break/>Typical middle name is Prada<text:line-break/>Fit you like a glove girl I’m sick of the drama you’re a troublemaker<text:line-break/>But damn girl it’s like I love the trouble<text:line-break/>And I can’t even explain why</text:p>
      <text:p text:style-name="P7"/>
      <text:p text:style-name="P7"><text:tab/><text:tab/><text:span text:style-name="T1">Chorus x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Monospace" svg:font-family="Monospace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CH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su </meta:initial-creator>
    <meta:creation-date>2011-03-24T11:41:33</meta:creation-date>
    <dc:date>2018-07-24T13:49:01.932977717</dc:date>
    <dc:creator>benutzer </dc:creator>
    <meta:editing-duration>PT2H9M42S</meta:editing-duration>
    <meta:editing-cycles>8</meta:editing-cycles>
    <meta:generator>LibreOffice/5.1.6.2$Linux_X86_64 LibreOffice_project/10m0$Build-2</meta:generator>
    <meta:printed-by>benutzer </meta:printed-by>
    <meta:print-date>2018-07-24T12:20:22.203937631</meta:print-date>
    <meta:document-statistic meta:table-count="0" meta:image-count="0" meta:object-count="0" meta:page-count="1" meta:paragraph-count="14" meta:word-count="269" meta:character-count="1347" meta:non-whitespace-character-count="1078"/>
  </office:meta>
</office:document-meta>
</file>